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1.7717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1.848in"/>
    </style:style>
    <style:style style:name="co7" style:family="table-column">
      <style:table-column-properties fo:break-before="auto" style:column-width="1.138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map style:condition="cell-content()=&quot;Not started&quot;" style:apply-style-name="Untitled1" style:base-cell-address="Sheet1.C1"/>
      <style:map style:condition="cell-content()=&quot;Revisit&quot;" style:apply-style-name="Untitled2" style:base-cell-address="Sheet1.C1"/>
      <style:map style:condition="cell-content()=&quot;Check&quot;" style:apply-style-name="Untitled3" style:base-cell-address="Sheet1.C1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7" table:default-cell-style-name="Default"/>
        <table:table-row table:style-name="ro3">
          <table:table-cell office:value-type="string">
            <text:p>Chapter </text:p>
          </table:table-cell>
          <table:table-cell office:value-type="string">
            <text:p>Exercise</text:p>
          </table:table-cell>
          <table:table-cell office:value-type="string">
            <text:p>Status</text:p>
          </table:table-cell>
          <table:table-cell office:value-type="string">
            <text:p>Description</text:p>
          </table:table-cell>
          <table:table-cell office:value-type="string">
            <text:p>Date Completed</text:p>
          </table:table-cell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Chipotle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World Food Fact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Chipotle</text:p>
          </table:table-cell>
          <table:table-cell office:value-type="string">
            <text:p>Revisit</text:p>
          </table:table-cell>
          <table:table-cell office:value-type="string">
            <text:p>Run with internet</text:p>
          </table:table-cell>
          <table:table-cell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Euro12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Fictional Army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Alcohol Consumpti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Regiment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4 – Apply</text:p>
          </table:table-cell>
          <table:table-cell office:value-type="string">
            <text:p>Alcohol Consump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4 – Apply</text:p>
          </table:table-cell>
          <table:table-cell office:value-type="string">
            <text:p>US Crime Rate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Auto MPG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Fictitious Name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Housing Market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6 – Stats</text:p>
          </table:table-cell>
          <table:table-cell office:value-type="string">
            <text:p>US Baby Name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6 – Stats</text:p>
          </table:table-cell>
          <table:table-cell office:value-type="string">
            <text:p>Wind Stats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Chipotle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Online_Retail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Scores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Tip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8 – Creating Series &amp; DFs</text:p>
          </table:table-cell>
          <table:table-cell office:value-type="string">
            <text:p>Pokem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Apple Stock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Getting Financial Data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Investor Flow of Funds US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>
          <table:table-cell office:value-type="string">
            <text:p>10 – Deleting</text:p>
          </table:table-cell>
          <table:table-cell office:value-type="string">
            <text:p>Iri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10 – Deleting</text:p>
          </table:table-cell>
          <table:table-cell office:value-type="string">
            <text:p>Wine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 table:number-rows-repeated="104854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00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able-cell-properties fo:background-color="#66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3">11/23/2020</text:date>, <text:time>21:5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lock</meta:initial-creator>
    <meta:creation-date>2020-11-10T19:34:56.88</meta:creation-date>
    <meta:generator>OpenOffice/4.1.6$Win32 OpenOffice.org_project/416m1$Build-9790</meta:generator>
    <dc:date>2020-11-23T21:57:19.62</dc:date>
    <dc:creator>Andrew Block</dc:creator>
    <meta:editing-duration>P5DT18M4S</meta:editing-duration>
    <meta:editing-cycles>20</meta:editing-cycles>
    <meta:document-statistic meta:table-count="3" meta:cell-count="100" meta:object-count="0"/>
  </office:meta>
</office:document-meta>
</file>